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acept</text:p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bwYJKoZIhvcNAQcEoIIHYDCCB1wCAQExggEwMIIBLAIBADCBlDCBjjELMAkGA1UEBhMCVVMxCzAJBgNVBAgTAkNBMRYwFAYDVQQHEw1Nb3VudGFpbiBWaWV3MRQwEgYDVQQKEwtQYXlQYWwgSW5jLjETMBEGA1UECxQKbGl2ZV9jZXJ0czERMA8GA1UEAxQIbGl2ZV9hcGkxHDAaBgkqhkiG9w0BCQEWDXJlQHBheXBhbC5jb20CAQAwDQYJKoZIhvcNAQEBBQAEgYCVsJAqyO74NGOrOQ69PWtr+8e4itD2CIEsyGOVhjqRM5l3q6El0jAmX8eqTAQeP4v8o75Y3y56cVheoyNM7j8O2uEGjJHcUeoj02SvvkIKjFeCktxdRKKnOMcPBYbegoNpKKO1DR+Hxis/1RR01koz05NFqvFj4pdEUR4GDd3rtDELMAkGBSsOAwIaBQAwgewGCSqGSIb3DQEHATAUBggqhkiG9w0DBwQItrBFgqfX+/KAgcjV1AiljyVVvP7wKi6D8gI/YrMEr0swD1DvTQC+vlyZ+0SuICaCirUsKxSSQL27coItRPEoJQ+wjMThJ/DAn8o665hJ4mJ5l1ssQ4JZmAv2ZrGYJAKCWOjmbag8dhiek46CRltsGWtxaCTm4qwAbS1icjVKU8mVqd2RTNrNeAPIc6LPl7Rp5yEhLXO/SXETh2W35gX0OXSPTwXEh6kMwOGK4MPq2O6dAy00Vj2bSa3sx5YdWlBmzGu1Er64XySfOIfAsXycWbwMN6CCA4cwggODMIIC7KADAgECAgEAMA0GCSqGSIb3DQEBBQUAMIGOMQswCQYDVQQGEwJVUzELMAkGA1UECBMCQ0ExFjAUBgNVBAcTDU1vdW50YWluIFZpZXcxFDASBgNVBAoTC1BheVBhbCBJbmMuMRMwEQYDVQQLFApsaXZlX2NlcnRzMREwDwYDVQQDFAhsaXZlX2FwaTEcMBoGCSqGSIb3DQEJARYNcmVAcGF5cGFsLmNvbTAeFw0wNDAyMTMxMDEzMTVaFw0zNTAyMTMxMDEzMTVaMIGOMQswCQYDVQQGEwJVUzELMAkGA1UECBMCQ0ExFjAUBgNVBAcTDU1vdW50YWluIFZpZXcxFDASBgNVBAoTC1BheVBhbCBJbmMuMRMwEQYDVQQLFApsaXZlX2NlcnRzMREwDwYDVQQDFAhsaXZlX2FwaTEcMBoGCSqGSIb3DQEJARYNcmVAcGF5cGFsLmNvbTCBnzANBgkqhkiG9w0BAQEFAAOBjQAwgYkCgYEAwUdO3fxEzEtcnI7ZKZL412XvZPugoni7i7D7prCe0AtaHTc97CYgm7NsAtJyxNLixmhLV8pyIEaiHXWAh8fPKW+R017+EmXrr9EaquPmsVvTywAAE1PMNOKqo2kl4Gxiz9zZqIajOm1fZGWcGS0f5JQ2kBqNbvbg2/Za+GJ/qwUCAwEAAaOB7jCB6zAdBgNVHQ4EFgQUlp98u8ZvF71ZP1LXChvsENZklGswgbsGA1UdIwSBszCBsIAUlp98u8ZvF71ZP1LXChvsENZklGuhgZSkgZEwgY4xCzAJBgNVBAYTAlVTMQswCQYDVQQIEwJDQTEWMBQGA1UEBxMNTW91bnRhaW4gVmlldzEUMBIGA1UEChMLUGF5UGFsIEluYy4xEzARBgNVBAsUCmxpdmVfY2VydHMxETAPBgNVBAMUCGxpdmVfYXBpMRwwGgYJKoZIhvcNAQkBFg1yZUBwYXlwYWwuY29tggEAMAwGA1UdEwQFMAMBAf8wDQYJKoZIhvcNAQEFBQADgYEAgV86VpqAWuXvX6Oro4qJ1tYVIT5DgWpE692Ag422H7yRIr/9j/iKG4Thia/Oflx4TdL+IFJBAyPK9v6zZNZtBgPBynXb048hsP16l2vi0k5Q2JKiPDsEfBhGI+HnxLXEaUWAcVfCsQFvd2A1sxRr67ip5y2wwBelUecP3AjJ+YcxggGaMIIBlgIBATCBlDCBjjELMAkGA1UEBhMCVVMxCzAJBgNVBAgTAkNBMRYwFAYDVQQHEw1Nb3VudGFpbiBWaWV3MRQwEgYDVQQKEwtQYXlQYWwgSW5jLjETMBEGA1UECxQKbGl2ZV9jZXJ0czERMA8GA1UEAxQIbGl2ZV9hcGkxHDAaBgkqhkiG9w0BCQEWDXJlQHBheXBhbC5jb20CAQAwCQYFKw4DAhoFAKBdMBgGCSqGSIb3DQEJAzELBgkqhkiG9w0BBwEwHAYJKoZIhvcNAQkFMQ8XDTE1MDcxNjAyMTEwN1owIwYJKoZIhvcNAQkEMRYEFMcxbKCD6vXTwFIRd/9p9X8jMmZpMA0GCSqGSIb3DQEBAQUABIGAUs3P/MU3SEY4n+z3ZUJmktHeA2XNmGQCA2fwgOCbI3F+ErWaW3mpUWzgAZiHOhxY+N9Db8ctB5iVg6IkQNq93NtnrBEK+uSoe2h2xXDe/ueO0FFqt5TL5R4vZNFOPr9WQTgglr7B2U6xTmtathnKHNhQ+Ak/qtu5G6q1Cmqx24I=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><text:soft-page-break/></text:p>
      <text:p text:style-name="Standard"/>
      <text:p text:style-name="Standard">rhyme2weep</text:p>
      <text:p text:style-name="Standard"/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ZwYJKoZIhvcNAQcEoIIHWDCCB1QCAQExggEwMIIBLAIBADCBlDCBjjELMAkGA1UEBhMCVVMxCzAJBgNVBAgTAkNBMRYwFAYDVQQHEw1Nb3VudGFpbiBWaWV3MRQwEgYDVQQKEwtQYXlQYWwgSW5jLjETMBEGA1UECxQKbGl2ZV9jZXJ0czERMA8GA1UEAxQIbGl2ZV9hcGkxHDAaBgkqhkiG9w0BCQEWDXJlQHBheXBhbC5jb20CAQAwDQYJKoZIhvcNAQEBBQAEgYCcrNeqKFP94hiU00qg2yG9YLDcENJ4zlR38jpXXRq3MMMKwJN9B3yXTDpmy664QVdQ4KW0NxamTA/iisj1vxPZtNgv0822NZ93gZPHYcaZWzKFuFWGjUVNTEDOITNhVxYAuCFfVNylJpdBKWvYpcvf5nXnWkY0POFCbWjCyrAb5TELMAkGBSsOAwIaBQAwgeQGCSqGSIb3DQEHATAUBggqhkiG9w0DBwQI7e0ypVxYwdWAgcBtg+WjDH0uq1hecYlEKurJT2h+XT/KVPsVon0TvxRBXGxkYfnvmZm39DUnVMWcs66tMXGNgeJsJtsEaA4E/wZk7cm/AMaSgpmk6j3fcBPz9TAeR5/sOc0Ai8pFckOmANwWAeMql+kG3eFZNZeo4yDakxV01WoZoGFiC9NfM0KDkY3lbRFwJ1wA/vNbxjJA5sTtaWbEeg+4uywZAZwvHpx0XuWrGSYJDcPBovBiad46BcIBSeM7qZ6DKiQL148AGkGgggOHMIIDgzCCAuygAwIBAgIBADANBgkqhkiG9w0BAQUFADCBjjELMAkGA1UEBhMCVVMxCzAJBgNVBAgTAkNBMRYwFAYDVQQHEw1Nb3VudGFpbiBWaWV3MRQwEgYDVQQKEwtQYXlQYWwgSW5jLjETMBEGA1UECxQKbGl2ZV9jZXJ0czERMA8GA1UEAxQIbGl2ZV9hcGkxHDAaBgkqhkiG9w0BCQEWDXJlQHBheXBhbC5jb20wHhcNMDQwMjEzMTAxMzE1WhcNMzUwMjEzMTAxMzE1WjCBjjELMAkGA1UEBhMCVVMxCzAJBgNVBAgTAkNBMRYwFAYDVQQHEw1Nb3VudGFpbiBWaWV3MRQwEgYDVQQKEwtQYXlQYWwgSW5jLjETMBEGA1UECxQKbGl2ZV9jZXJ0czERMA8GA1UEAxQIbGl2ZV9hcGkxHDAaBgkqhkiG9w0BCQEWDXJlQHBheXBhbC5jb20wgZ8wDQYJKoZIhvcNAQEBBQADgY0AMIGJAoGBAMFHTt38RMxLXJyO2SmS+Ndl72T7oKJ4u4uw+6awntALWh03PewmIJuzbALScsTS4sZoS1fKciBGoh11gIfHzylvkdNe/hJl66/RGqrj5rFb08sAABNTzDTiqqNpJeBsYs/c2aiGozptX2RlnBktH+SUNpAajW724Nv2Wvhif6sFAgMBAAGjge4wgeswHQYDVR0OBBYEFJaffLvGbxe9WT9S1wob7BDWZJRrMIG7BgNVHSMEgbMwgbCAFJaffLvGbxe9WT9S1wob7BDWZJRroYGUpIGRMIGOMQswCQYDVQQGEwJVUzELMAkGA1UECBMCQ0ExFjAUBgNVBAcTDU1vdW50YWluIFZpZXcxFDASBgNVBAoTC1BheVBhbCBJbmMuMRMwEQYDVQQLFApsaXZlX2NlcnRzMREwDwYDVQQDFAhsaXZlX2FwaTEcMBoGCSqGSIb3DQEJARYNcmVAcGF5cGFsLmNvbYIBADAMBgNVHRMEBTADAQH/MA0GCSqGSIb3DQEBBQUAA4GBAIFfOlaagFrl71+jq6OKidbWFSE+Q4FqROvdgIONth+8kSK//Y/4ihuE4Ymvzn5ceE3S/iBSQQMjyvb+s2TWbQYDwcp129OPIbD9epdr4tJOUNiSojw7BHwYRiPh58S1xGlFgHFXwrEBb3dgNbMUa+u4qectsMAXpVHnD9wIyfmHMYIBmjCCAZYCAQEwgZQwgY4xCzAJBgNVBAYTAlVTMQswCQYDVQQIEwJDQTEWMBQGA1UEBxMNTW91bnRhaW4gVmlldzEUMBIGA1UEChMLUGF5UGFsIEluYy4xEzARBgNVBAsUCmxpdmVfY2VydHMxETAPBgNVBAMUCGxpdmVfYXBpMRwwGgYJKoZIhvcNAQkBFg1yZUBwYXlwYWwuY29tAgEAMAkGBSsOAwIaBQCgXTAYBgkqhkiG9w0BCQMxCwYJKoZIhvcNAQcBMBwGCSqGSIb3DQEJBTEPFw0xNTA3MTYwMjEzMTdaMCMGCSqGSIb3DQEJBDEWBBS77moLnJpD0mhGeXlfuMrRBDVr7jANBgkqhkiG9w0BAQEFAASBgDc0LUvQ0g49A96Qqkkt6z7y/cjaQYiuQIMB7MlW7SpYHXVhE8GR6FKVavlmGyBJ5c2nk2pPCmj/S5C6KJP1qldIKd0QqipHwAEWmN6W2JgWXlpSoskq77H4jIL/FhGG/6RLiMh1oi+OHfwC+aEcSv6oMmpkv7ZaavLSf0wOHDon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<text:soft-page-break/>height="1"&gt;</text:p>
      <text:p text:style-name="Standard">&lt;/form&gt;</text:p>
      <text:p text:style-name="Standard"/>
      <text:p text:style-name="Standard"/>
      <text:p text:style-name="Standard"/>
      <text:p text:style-name="Standard">I protest</text:p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ZwYJKoZIhvcNAQcEoIIHWDCCB1QCAQExggEwMIIBLAIBADCBlDCBjjELMAkGA1UEBhMCVVMxCzAJBgNVBAgTAkNBMRYwFAYDVQQHEw1Nb3VudGFpbiBWaWV3MRQwEgYDVQQKEwtQYXlQYWwgSW5jLjETMBEGA1UECxQKbGl2ZV9jZXJ0czERMA8GA1UEAxQIbGl2ZV9hcGkxHDAaBgkqhkiG9w0BCQEWDXJlQHBheXBhbC5jb20CAQAwDQYJKoZIhvcNAQEBBQAEgYBKJKcP6KoS8icijww1QQ2ygk30rV8JApazcYToXwAK5tbQASPIShwjYrKNhCWISS3bZdPqUw4mjaOKhl1BxP8evq+DPG1+BUSjWfrQF/CpSp/gUwkdMO1aRv4zurTiEQLfbVvUXwG8biXUlebEuqBkupO0tCvfEFvLau/4y4SbrzELMAkGBSsOAwIaBQAwgeQGCSqGSIb3DQEHATAUBggqhkiG9w0DBwQIwmYTNhVcNs+AgcDrrIxo/f4aJdJIh1chu1x0iCBTsAYjfT0wjT4eDmMDYFaghuNyRf+n6p2e5Qv3V6G/0cNkCJipWC5JTP91DFGumNEpe6IJUujRy/+lvQnNNdXESPl0yJgY4WU6k+inV4PXFMGqcijtwAm/IDmcR0T9MpIgY700dg8Vx5amIi+4iz4GBRrbyeSPwlF/QE4r+4IAX0MRGreUrZKYsUsKG+HUCf1ZV/IZbUMwqzFOj9ywK3hmsMrX5DmU5WYkOi2psW2gggOHMIIDgzCCAuygAwIBAgIBADANBgkqhkiG9w0BAQUFADCBjjELMAkGA1UEBhMCVVMxCzAJBgNVBAgTAkNBMRYwFAYDVQQHEw1Nb3VudGFpbiBWaWV3MRQwEgYDVQQKEwtQYXlQYWwgSW5jLjETMBEGA1UECxQKbGl2ZV9jZXJ0czERMA8GA1UEAxQIbGl2ZV9hcGkxHDAaBgkqhkiG9w0BCQEWDXJlQHBheXBhbC5jb20wHhcNMDQwMjEzMTAxMzE1WhcNMzUwMjEzMTAxMzE1WjCBjjELMAkGA1UEBhMCVVMxCzAJBgNVBAgTAkNBMRYwFAYDVQQHEw1Nb3VudGFpbiBWaWV3MRQwEgYDVQQKEwtQYXlQYWwgSW5jLjETMBEGA1UECxQKbGl2ZV9jZXJ0czERMA8GA1UEAxQIbGl2ZV9hcGkxHDAaBgkqhkiG9w0BCQEWDXJlQHBheXBhbC5jb20wgZ8wDQYJKoZIhvcNAQEBBQADgY0AMIGJAoGBAMFHTt38RMxLXJyO2SmS+Ndl72T7oKJ4u4uw+6awntALWh03PewmIJuzbALScsTS4sZoS1fKciBGoh11gIfHzylvkdNe/hJl66/RGqrj5rFb08sAABNTzDTiqqNpJeBsYs/c2aiGozptX2RlnBktH+SUNpAajW724Nv2Wvhif6sFAgMBAAGjge4wgeswHQYDVR0OBBYEFJaffLvGbxe9WT9S1wob7BDWZJRrMIG7BgNVHSMEgbMwgbCAFJaffLvGbxe9WT9S1wob7BDWZJRroYGUpIGRMIGOMQswCQYDVQQGEwJVUzELMAkGA1UECBMCQ0ExFjAUBgNVBAcTDU1vdW50YWluIFZpZXcxFDASBgNVBAoTC1BheVBhbCBJbmMuMRMwEQYDVQQLFApsaXZlX2NlcnRzMREwDwYDVQQDFAhsaXZlX2FwaTEcMBoGCSqGSIb3DQEJARYNcmVAcGF5cGFsLmNvbYIBADAMBgNVHRMEBTADAQH/MA0GCSqGSIb3DQEBBQUAA4GBAIFfOlaagFrl71+jq6OKidbWFSE+Q4FqROvdgIONth+8kSK//Y/4ihuE4Ymvzn5ceE3S/iBSQQMjyvb+s2TWbQYDwcp129OPIbD9epdr4tJOUNiSojw7BHwYRiPh58S1xGlFgHFXwrEBb3dgNbMUa+u4qectsMAXpVHnD9wIyfmHMYIBmjCCAZYCAQEwgZQwgY4xCzAJBgNVBAYTAlVTMQswCQYDVQQIEwJDQTEWMBQGA1UEBxMNTW91bnRhaW4gVmlldzEUMBIGA1UEChMLUGF5UGFsIEluYy4xEzARBgNVBAsUCmxpdmVfY2VydHMxETAPBgNVBAMUCGxpdmVfYXBpMRwwGgYJKoZIhvcNAQkBFg1yZUBwYXlwYWwuY29tAgEAMAkGBSsOAwIaBQCgXTAYBgkqhkiG9w0BCQMxCwYJKoZIhvcNAQcBMBwGCSqGSIb3DQEJBTEPFw0xNTA3MTYwMjE0NDVaMCMGCSqGSIb3DQEJBDEWBBSJseHPLN/+nACWvoZzJX21aRtZkzANBgkqhkiG9w0BAQEFAASBgGGzQlTKYmJsdNB7DQpReaJYa7ZiVLkcstqy8x3//MwvK1VnFb2wfYC9KANX86fZ5zRVzrMajoAUF0rbfefgMCRF1TWY+QiORib/INoloyiNu70rQGpw9uZMyijvwegbvbw45N11P5ee85aebUvVCNV4Xr9RnM32dlUKbw/qVky/-----END PKCS7-----</text:p>
      <text:p text:style-name="Standard">"&gt;</text:p>
      <text:p text:style-name="Standard"><text:soft-page-break/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/>
      <text:p text:style-name="Standard"/>
      <text:p text:style-name="Standard">hatazofmar</text:p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ZwYJKoZIhvcNAQcEoIIHWDCCB1QCAQExggEwMIIBLAIBADCBlDCBjjELMAkGA1UEBhMCVVMxCzAJBgNVBAgTAkNBMRYwFAYDVQQHEw1Nb3VudGFpbiBWaWV3MRQwEgYDVQQKEwtQYXlQYWwgSW5jLjETMBEGA1UECxQKbGl2ZV9jZXJ0czERMA8GA1UEAxQIbGl2ZV9hcGkxHDAaBgkqhkiG9w0BCQEWDXJlQHBheXBhbC5jb20CAQAwDQYJKoZIhvcNAQEBBQAEgYBrGyRNAZkl9ERfT/X9CCnYZr9JmTKBo7lHogmQmPatiahsR9AEsXyXNXviMhe5FKSFVY7hTs/2sZguPVwPvGfi9GUKTdXAmxKdSVpjIJpIXEI/evjm/jBxXyz1QrldQG04h7qmxtgIPI7o+gfkRXUEX3yH5MOv9E4hHMmZYHrQ3zELMAkGBSsOAwIaBQAwgeQGCSqGSIb3DQEHATAUBggqhkiG9w0DBwQIfh0xWI5JaNOAgcCHOEoFgvmfKJZgWu1uRXYu9ybXDMqN96hB8XTXqloNx9xjOG6ElBoLEz0owh2FWcrshjZMLBIRiJ8AJu5SYbYq4G+8FORcTy+rgic2nj3eQIjBeWWoW8TKmIMTGubGJPc/M4g+nBx8nnRzeRF/USDYY1vSPP7VPVOJm+7w758s1+lGpquZf8Qz9Sjqb/RnKVlhsE61sl2U0+tztATc4h9KfT7CMlLd/jACUL42w9QJSzKoynZJsiZJJ2ug+AbheKWgggOHMIIDgzCCAuygAwIBAgIBADANBgkqhkiG9w0BAQUFADCBjjELMAkGA1UEBhMCVVMxCzAJBgNVBAgTAkNBMRYwFAYDVQQHEw1Nb3VudGFpbiBWaWV3MRQwEgYDVQQKEwtQYXlQYWwgSW5jLjETMBEGA1UECxQKbGl2ZV9jZXJ0czERMA8GA1UEAxQIbGl2ZV9hcGkxHDAaBgkqhkiG9w0BCQEWDXJlQHBheXBhbC5jb20wHhcNMDQwMjEzMTAxMzE1WhcNMzUwMjEzMTAxMzE1WjCBjjELMAkGA1UEBhMCVVMxCzAJBgNVBAgTAkNBMRYwFAYDVQQHEw1Nb3VudGFpbiBWaWV3MRQwEgYDVQQKEwtQYXlQYWwgSW5jLjETMBEGA1UECxQKbGl2ZV9jZXJ0czERMA8GA1UEAxQIbGl2ZV9hcGkxHDAaBgkqhkiG9w0BCQEWDXJlQHBheXBhbC5jb20wgZ8wDQYJKoZIhvcNAQEBBQADgY0AMIGJAoGBAMFHTt38RMxLXJyO2SmS+Ndl72T7oKJ4u4uw+6awntALWh03PewmIJuzbALScsTS4sZoS1fKciBGoh11gIfHzylvkdNe/hJl66/RGqrj5rFb08sAABNTzDTiqqNpJeBsYs/c2aiGozptX2RlnBktH+SUNpAajW724Nv2Wvhif6sFAgMBAAGjge4wgeswHQYDVR0OBBYEFJaffLvGbxe9WT9S1wob7BDWZJRrMIG7BgNVHSMEgbMwgbCAFJaffLvGbxe9WT9S1wob7BDWZJRroYGUpIGRMIGOMQswCQYDVQQGEwJVUzELMAkGA1UECBMCQ0ExFjAUBgNVBAcTDU1vdW50YWluIFZpZXcxFDASBgNVBAoTC1BheVBhbCBJbmMuMRMwEQYDVQQLFApsaXZlX2NlcnRzMREwDwYDVQQDFAhsaXZlX2FwaTEcMBoGCSqGSIb3DQEJARYNcmVAcGF5cGFsLmNvbYIBADAMBgNVHRMEBTADAQH/MA0GCSqGSIb3DQEBBQUAA4GBAIFfOlaagFrl71+jq6OKidbWFSE+Q4FqROvdgIONth+8kSK//Y/4ihuE4Ymvzn5ceE3S/iBSQQMjyvb+s2TWbQYDwcp129OPIbD9epdr4tJOUNiSojw7BHwYRiPh58S1xGlFgHFXwrEBb3dgNbMUa+u4qectsMAXpVHnD9wIyfmHMYIBmjCCAZYCAQEwgZQwgY4xCzAJBgNVBAYTAlVTMQswCQYDVQQIEwJDQTEWMBQGA1UEBxMNTW91bnRhaW4gVmlldzEUMBIGA1UEChMLUGF5UGFsIEluYy4xEzARBgNVBAsUCmxpdmVfY2VydHMxETAPBgNVBAMUCGxpdmVfYXBpMRwwGgYJKoZIhvcNAQkBFg1yZUBwYXlwYWwuY29tAgEAMAkGBSsOAwIaBQCgXTAYBgkqhkiG9w0BCQMxCwYJKoZIhvcNAQcBMBwGCSqGSIb3DQEJBTEPFw0xNTA3MTYwMjE2MjBaMCMGCSqGSIb3DQEJBDEWBBT69oGDBPooEPekvK+mGxOr/gasMjANBgkqhkiG9w0BAQEFAASBgIOrHVae/SX7CToTg1nMfy5lQPPmjmakZY9yONe9LTIUgAU39FI9XCKOFdBx33AnnPVoVC4236HaYN+RYCFtTJZsDGAIqtoEvTAZpCBv+DwmEoUPccbJr6ZSXVgGgpQ4zRCvl+2FLjuUR0rKnnbYPyG7Fc0SStmidk<text:soft-page-break/>u303SF38pP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/>
      <text:p text:style-name="Standard">gen-ns</text:p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bwYJKoZIhvcNAQcEoIIHYDCCB1wCAQExggEwMIIBLAIBADCBlDCBjjELMAkGA1UEBhMCVVMxCzAJBgNVBAgTAkNBMRYwFAYDVQQHEw1Nb3VudGFpbiBWaWV3MRQwEgYDVQQKEwtQYXlQYWwgSW5jLjETMBEGA1UECxQKbGl2ZV9jZXJ0czERMA8GA1UEAxQIbGl2ZV9hcGkxHDAaBgkqhkiG9w0BCQEWDXJlQHBheXBhbC5jb20CAQAwDQYJKoZIhvcNAQEBBQAEgYBIbOQJcKJM/gjATZ6J56yj3AkhGIaWgMDdu7dFig+HdsN0qWTgRBCMZmarxzdfTXUfhYcFO/yseQDF3Gg+XD3F6l64Y2hSaGD+hYs7v07AAPWZRCA6qnfeYameLZlm1sPBIH4qg+Ky0Pgz4reHiw7S+XXB9dtJO3793fBO+1ctGjELMAkGBSsOAwIaBQAwgewGCSqGSIb3DQEHATAUBggqhkiG9w0DBwQIvMHpeKKTrHKAgcjTwJneS4A5ULkjoe4wBwqCsLLgIGHDUOd7EYthdG4ZkV2Q5/2tA5GKOh1GHaHG+5qBQNtAhckIpJ+qskM4asMQJOYsUwvexsYNQkRExIEcAUwZ2Z/F+kPxqI6IpQN4eCw2EuIMYP0Jl7kejsC0uYZIJyOuVwJv+2tk5AgIMBNo5LGxJ+6y3FC2MGE54xBoWq+C5sXxv3a9/V2vhrRHnfbl8GOzRUGJ2qiuCOVS89BKM98R0NAv6vrskXHoDp7t/L9yFaUIo/vYA6CCA4cwggODMIIC7KADAgECAgEAMA0GCSqGSIb3DQEBBQUAMIGOMQswCQYDVQQGEwJVUzELMAkGA1UECBMCQ0ExFjAUBgNVBAcTDU1vdW50YWluIFZpZXcxFDASBgNVBAoTC1BheVBhbCBJbmMuMRMwEQYDVQQLFApsaXZlX2NlcnRzMREwDwYDVQQDFAhsaXZlX2FwaTEcMBoGCSqGSIb3DQEJARYNcmVAcGF5cGFsLmNvbTAeFw0wNDAyMTMxMDEzMTVaFw0zNTAyMTMxMDEzMTVaMIGOMQswCQYDVQQGEwJVUzELMAkGA1UECBMCQ0ExFjAUBgNVBAcTDU1vdW50YWluIFZpZXcxFDASBgNVBAoTC1BheVBhbCBJbmMuMRMwEQYDVQQLFApsaXZlX2NlcnRzMREwDwYDVQQDFAhsaXZlX2FwaTEcMBoGCSqGSIb3DQEJARYNcmVAcGF5cGFsLmNvbTCBnzANBgkqhkiG9w0BAQEFAAOBjQAwgYkCgYEAwUdO3fxEzEtcnI7ZKZL412XvZPugoni7i7D7prCe0AtaHTc97CYgm7NsAtJyxNLixmhLV8pyIEaiHXWAh8fPKW+R017+EmXrr9EaquPmsVvTywAAE1PMNOKqo2kl4Gxiz9zZqIajOm1fZGWcGS0f5JQ2kBqNbvbg2/Za+GJ/qwUCAwEAAaOB7jCB6zAdBgNVHQ4EFgQUlp98u8ZvF71ZP1LXChvsENZklGswgbsGA1UdIwSBszCBsIAUlp98u8ZvF71ZP1LXChvsENZklGuhgZSkgZEwgY4xCzAJBgNVBAYTAlVTMQswCQYDVQQIEwJDQTEWMBQGA1UEBxMNTW91bnRhaW4gVmlldzEUMBIGA1UEChMLUGF5UGFsIEluYy4xEzARBgNVBAsUCmxpdmVfY2VydHMxETAPBgNVBAMUCGxpdmVfYXBpMRwwGgYJKoZIhvcNAQkBFg1yZUBwYXlwYWwuY29tggEAMAwGA1UdEwQFMAMBAf8wDQYJKoZIhvcNAQEFBQADgYEAgV86VpqAWuXvX6Oro4qJ1tYVIT5DgWpE692Ag422H7yRIr/9j/iKG4Thia/Oflx4TdL+IFJBAyPK9v6zZNZtBgPBynXb048hsP16l2vi0k5Q2JKiPDsEfBhGI+HnxLXEaUWAcVfCsQFvd2A1sxRr67ip5y2wwBelUecP3AjJ+YcxggGaMIIBlgIBATCBlDCBjjELMAkGA1UEBhMCVVMxCzAJBgNVBAgTAkNBMRYwFAYDVQQHEw1Nb3VudGFpbiBWaWV3MRQwEgYDVQQKEwtQYXlQYWwgSW5jLjETMBEGA1UECxQKbGl2ZV9jZXJ0czERMA8GA1UEAxQIbGl2ZV9hcGkxHDAaBgkqhkiG9w0BCQEWDXJlQHBheXBhbC5jb20CAQAwCQYFKw4DAhoFAKBdMBgGCSqGSIb3DQEJAzELBgkqhkiG9w0BBwEwHAYJKoZIhvcNAQkFMQ8XDTE1MDcxNjAyMTg0M1owIwYJKoZIhvcNAQkEMRYEFLduVZvTOLKFiSHLjf7nAVpWjdj2MA0GCSqGSIb3DQEBAQUABIGAAmQCW4mkkyPcYMQ77k1dZyEH+8JYbloaYiFeOadEgJUKoqjcz7imrmqTEiO7JSLKO3DPIRDJPSAaDYo<text:soft-page-break/>eZ1C7AmxcV6FxwyPnyQUTFHl34e92xHX9HtG7Gvth8I6X84K4gR9EJYwnwxjfNYa3dmSbkk1HxheLH/mApG7znnJS2h4=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>lsos-ws</text:p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bwYJKoZIhvcNAQcEoIIHYDCCB1wCAQExggEwMIIBLAIBADCBlDCBjjELMAkGA1UEBhMCVVMxCzAJBgNVBAgTAkNBMRYwFAYDVQQHEw1Nb3VudGFpbiBWaWV3MRQwEgYDVQQKEwtQYXlQYWwgSW5jLjETMBEGA1UECxQKbGl2ZV9jZXJ0czERMA8GA1UEAxQIbGl2ZV9hcGkxHDAaBgkqhkiG9w0BCQEWDXJlQHBheXBhbC5jb20CAQAwDQYJKoZIhvcNAQEBBQAEgYComhpum492kZ5AS5Eejx+W4wm2bIydQ133QgeVLhw0Zw6kqgKMQ5npfHIfOPoq50GbQtQtRo9X+vK1u+QBS2zykQLGtMKQNmhWax1Cv8xG/Y4XyEdKw7OQww5N2BpTK1wY6/QemVEoQ5WLD0Yv8TzCtjhI2hH5WDWg7e1xVJWSWDELMAkGBSsOAwIaBQAwgewGCSqGSIb3DQEHATAUBggqhkiG9w0DBwQIzhN+yMM5ZtWAgcio9MXsLTMQoDyzSQoTZtNcVfR6Bm3lMdm7r9wiXjWkKyoKeGdJo76nmMMa/pUnVPVShyjU546D1pIf9axZvLAKGo93wBge3SxNSyzZzg8Obbsuz9bXo7Pv+wlxX1iReRA6qanzRnEbvc7CG55hnIW0bqFLtLm903S/xNhScsWhCNr7NjYOAu0/+Uf6F9JElYd9Lt7pidVku2N0KOruS34O3BbfrXgJo/W3eGvhYddmRgfnDEijLhY3wvAsnb6U6141Ul+fmX1OU6CCA4cwggODMIIC7KADAgECAgEAMA0GCSqGSIb3DQEBBQUAMIGOMQswCQYDVQQGEwJVUzELMAkGA1UECBMCQ0ExFjAUBgNVBAcTDU1vdW50YWluIFZpZXcxFDASBgNVBAoTC1BheVBhbCBJbmMuMRMwEQYDVQQLFApsaXZlX2NlcnRzMREwDwYDVQQDFAhsaXZlX2FwaTEcMBoGCSqGSIb3DQEJARYNcmVAcGF5cGFsLmNvbTAeFw0wNDAyMTMxMDEzMTVaFw0zNTAyMTMxMDEzMTVaMIGOMQswCQYDVQQGEwJVUzELMAkGA1UECBMCQ0ExFjAUBgNVBAcTDU1vdW50YWluIFZpZXcxFDASBgNVBAoTC1BheVBhbCBJbmMuMRMwEQYDVQQLFApsaXZlX2NlcnRzMREwDwYDVQQDFAhsaXZlX2FwaTEcMBoGCSqGSIb3DQEJARYNcmVAcGF5cGFsLmNvbTCBnzANBgkqhkiG9w0BAQEFAAOBjQAwgYkCgYEAwUdO3fxEzEtcnI7ZKZL412XvZPugoni7i7D7prCe0AtaHTc97CYgm7NsAtJyxNLixmhLV8pyIEaiHXWAh8fPKW+R017+EmXrr9EaquPmsVvTywAAE1PMNOKqo2kl4Gxiz9zZqIajOm1fZGWcGS0f5JQ2kBqNbvbg2/Za+GJ/qwUCAwEAAaOB7jCB6zAdBgNVHQ4EFgQUlp98u8ZvF71ZP1LXChvsENZklGswgbsGA1UdIwSBszCBsIAUlp98u8ZvF71ZP1LXChvsENZklGuhgZSkgZEwgY4xCzAJBgNVBAYTAlVTMQswCQYDVQQIEwJDQTEWMBQGA1UEBxMNTW91bnRhaW4gVmlldzEUMBIGA1UEChMLUGF5UGFsIEluYy4xEzARBgNVBAsUCmxpdmVfY2VydHMxETAPBgNVBAMUCGxpdmVfYXBpMRwwGgYJKoZIhvcNAQkBFg1yZUBwYXlwYWwuY29tggEAMAwGA1UdEwQFMAMBAf8wDQYJKoZIhvcNAQEFBQADgYEAgV86VpqAWuXvX6Oro4qJ1tYVIT5DgWpE692Ag422H7yRIr/9j/iKG4Thia/Oflx4TdL+IFJBAyPK9v6zZNZtBgPBynXb048hsP16l2vi0k5Q2JKiPDsEfBhGI+HnxLXEaUWAcVfCsQFvd2A1sxRr67ip5y2wwBelUecP3AjJ+YcxggGaMIIBlgIBATCBlDCBjjELMAkGA1UEBhMCVVMxCzAJBgNVBAgTAkNBMRYwFAYDVQQHEw1Nb3VudGFpbiBWaWV3MRQwEgYDVQQKEwtQYXlQYWwgSW5jLjETMBEGA1UECxQKbGl2ZV9jZXJ0czERMA8GA1UEAxQIbGl2ZV9hcGkxHDAaBgkqhkiG9w0BCQEWDXJlQHBheXBhbC5jb20CAQAwCQYFKw4DAhoFAKBdMBgGCSqGSIb3DQEJAzELBgkqhkiG9w0BBwEwHAYJKoZIhvcNAQkFMQ8XDTE1MDcxNjAyMjAyM1owIwYJKoZIhvcNAQkEMRYEFLLvJLTgI+H8gtutEBJGhpnSryRsMA0GCSqGSIb3DQEBAQUABIGACUcwLGtI+SKmiLCCJCiM6RF2XN+73LdnDJ/XXijsEwu87XsRE+EVDU7AExdMUciMm/UYEIl5zYM<text:soft-page-break/>8NBCKgSpGgHFm+aVJd19RVDSX9Iapu3KTO+2r4n7i3t72XqnQTk7YgXrL+bwhn5B2V1erF5+8mLm+UJ+JLDBk4E6dllVjLMY=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/>
      <text:p text:style-name="Standard">hoc-ns</text:p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bwYJKoZIhvcNAQcEoIIHYDCCB1wCAQExggEwMIIBLAIBADCBlDCBjjELMAkGA1UEBhMCVVMxCzAJBgNVBAgTAkNBMRYwFAYDVQQHEw1Nb3VudGFpbiBWaWV3MRQwEgYDVQQKEwtQYXlQYWwgSW5jLjETMBEGA1UECxQKbGl2ZV9jZXJ0czERMA8GA1UEAxQIbGl2ZV9hcGkxHDAaBgkqhkiG9w0BCQEWDXJlQHBheXBhbC5jb20CAQAwDQYJKoZIhvcNAQEBBQAEgYCwWIiYe1tVAcK1XygOfnsMkRXOC+sSkS6m6s5hvZC8+dz7gTFU8UwSi4BAgH6L8ks7l7XMkZgoWnwN4OfdBxKh91Uq4MWmMbrZ/HNogTGMEOnbx57EU8I9tHrxtIaNBR4UJB+PYFrMDTLMnVt+zcUm1c9Q4Asw9LLAp/cm97h+/TELMAkGBSsOAwIaBQAwgewGCSqGSIb3DQEHATAUBggqhkiG9w0DBwQIakMgliWOhhuAgcih5TGvBlVnxim306qnRSc+1f0PrNGrOk/zvYWMNFfLRr4BSjldqrlk59lG/eQR3vysLK2yWIPeY61MoswXMIhrqDakT5HUf6sk4mPXchAbf5kJLTXcw5joFZ+kJnH16s+IxWNAtIfHvLBK1rczytERkNLZcuPDA0VgeErkuWZpia5jh6iwCLJbDgMI7SXGD+osXST0yE3BSBzIBfhxoJohWqgRDVRM9jTRk7A0g3exhuKr7pPLXsLgUTU7nA1hwAHQls75qzY8uKCCA4cwggODMIIC7KADAgECAgEAMA0GCSqGSIb3DQEBBQUAMIGOMQswCQYDVQQGEwJVUzELMAkGA1UECBMCQ0ExFjAUBgNVBAcTDU1vdW50YWluIFZpZXcxFDASBgNVBAoTC1BheVBhbCBJbmMuMRMwEQYDVQQLFApsaXZlX2NlcnRzMREwDwYDVQQDFAhsaXZlX2FwaTEcMBoGCSqGSIb3DQEJARYNcmVAcGF5cGFsLmNvbTAeFw0wNDAyMTMxMDEzMTVaFw0zNTAyMTMxMDEzMTVaMIGOMQswCQYDVQQGEwJVUzELMAkGA1UECBMCQ0ExFjAUBgNVBAcTDU1vdW50YWluIFZpZXcxFDASBgNVBAoTC1BheVBhbCBJbmMuMRMwEQYDVQQLFApsaXZlX2NlcnRzMREwDwYDVQQDFAhsaXZlX2FwaTEcMBoGCSqGSIb3DQEJARYNcmVAcGF5cGFsLmNvbTCBnzANBgkqhkiG9w0BAQEFAAOBjQAwgYkCgYEAwUdO3fxEzEtcnI7ZKZL412XvZPugoni7i7D7prCe0AtaHTc97CYgm7NsAtJyxNLixmhLV8pyIEaiHXWAh8fPKW+R017+EmXrr9EaquPmsVvTywAAE1PMNOKqo2kl4Gxiz9zZqIajOm1fZGWcGS0f5JQ2kBqNbvbg2/Za+GJ/qwUCAwEAAaOB7jCB6zAdBgNVHQ4EFgQUlp98u8ZvF71ZP1LXChvsENZklGswgbsGA1UdIwSBszCBsIAUlp98u8ZvF71ZP1LXChvsENZklGuhgZSkgZEwgY4xCzAJBgNVBAYTAlVTMQswCQYDVQQIEwJDQTEWMBQGA1UEBxMNTW91bnRhaW4gVmlldzEUMBIGA1UEChMLUGF5UGFsIEluYy4xEzARBgNVBAsUCmxpdmVfY2VydHMxETAPBgNVBAMUCGxpdmVfYXBpMRwwGgYJKoZIhvcNAQkBFg1yZUBwYXlwYWwuY29tggEAMAwGA1UdEwQFMAMBAf8wDQYJKoZIhvcNAQEFBQADgYEAgV86VpqAWuXvX6Oro4qJ1tYVIT5DgWpE692Ag422H7yRIr/9j/iKG4Thia/Oflx4TdL+IFJBAyPK9v6zZNZtBgPBynXb048hsP16l2vi0k5Q2JKiPDsEfBhGI+HnxLXEaUWAcVfCsQFvd2A1sxRr67ip5y2wwBelUecP3AjJ+YcxggGaMIIBlgIBATCBlDCBjjELMAkGA1UEBhMCVVMxCzAJBgNVBAgTAkNBMRYwFAYDVQQHEw1Nb3VudGFpbiBWaWV3MRQwEgYDVQQKEwtQYXlQYWwgSW5jLjETMBEGA1UECxQKbGl2ZV9jZXJ0czERMA8GA1UEAxQIbGl2ZV9hcGkxHDAaBgkqhkiG9w0BCQEWDXJlQHBheXBhbC5jb20CAQAwCQYFKw4DAhoFAKBdMBgGCSqGSIb3DQEJAzELBgkqhkiG9w0BBwEwHAYJKoZIhvcNAQkFMQ8XDTE1MDcxNjAyMjIxN1owIwYJKoZIhvcNAQkEMRYEFPbFtG+iN6vorzoDod2cgcPGGiWIMA0GCSqGSIb3DQEBAQUABIGALEyAYKI/Evj<text:soft-page-break/>wMeGu2l/OFqI0D5GBbTbraAAmSPqmt3WKT4xmcta1MQSC0ELw7hvjfdlrJRp0BFpmtSWl4tXOOdSrbBr4jgDb0pV7L73ww9Il8wN7cw+7+vm66vJbupm474yni0drc8Ak8s1QNyDxu7X26NicafWUbQ2wO84s908=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/>
      <text:p text:style-name="Standard">hoc-ws</text:p>
      <text:p text:style-name="Standard"/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bwYJKoZIhvcNAQcEoIIHYDCCB1wCAQExggEwMIIBLAIBADCBlDCBjjELMAkGA1UEBhMCVVMxCzAJBgNVBAgTAkNBMRYwFAYDVQQHEw1Nb3VudGFpbiBWaWV3MRQwEgYDVQQKEwtQYXlQYWwgSW5jLjETMBEGA1UECxQKbGl2ZV9jZXJ0czERMA8GA1UEAxQIbGl2ZV9hcGkxHDAaBgkqhkiG9w0BCQEWDXJlQHBheXBhbC5jb20CAQAwDQYJKoZIhvcNAQEBBQAEgYCIegtTpKS/2kqcbZuhqivXiL5mUhU86bN3zmPaJli9AbkRfXTKS5JO3+gKuEQE29O9FqqsIhtkwnNc+qZkT+eJT+oyPHaGfwlL46eBBzjNSPAeRDXpFeflIxe7Ut9PZaSyumbveFPSVjpDTwvqKTj5hY6f7b/Mwfm9ZD5fB7X1vTELMAkGBSsOAwIaBQAwgewGCSqGSIb3DQEHATAUBggqhkiG9w0DBwQIJnxYIg7k97KAgchArvzNPkF4OzCmb74AjeXQPgfN7fg94p42FSTyt9EMr0B7E5HRriP65D1DydwU5k9+Fw0yKjVkrZosv4gXdla5fQyXjcUy3mE8DYC8LbPrYTec7lYDO+R5a1riaKA3Cm31E9sm9g+2/XoL2DFqMANmS8/xSzLV0YTeSMJAgOsJUIG4gXEkQwdo9RkdKW03hYSBup9AEtfajdAZVx+FRDklKrquksxq1SRvNCuQEio281ZA7cYjgOGIvzRK+h+fhAwThdTOcA39qKCCA4cwggODMIIC7KADAgECAgEAMA0GCSqGSIb3DQEBBQUAMIGOMQswCQYDVQQGEwJVUzELMAkGA1UECBMCQ0ExFjAUBgNVBAcTDU1vdW50YWluIFZpZXcxFDASBgNVBAoTC1BheVBhbCBJbmMuMRMwEQYDVQQLFApsaXZlX2NlcnRzMREwDwYDVQQDFAhsaXZlX2FwaTEcMBoGCSqGSIb3DQEJARYNcmVAcGF5cGFsLmNvbTAeFw0wNDAyMTMxMDEzMTVaFw0zNTAyMTMxMDEzMTVaMIGOMQswCQYDVQQGEwJVUzELMAkGA1UECBMCQ0ExFjAUBgNVBAcTDU1vdW50YWluIFZpZXcxFDASBgNVBAoTC1BheVBhbCBJbmMuMRMwEQYDVQQLFApsaXZlX2NlcnRzMREwDwYDVQQDFAhsaXZlX2FwaTEcMBoGCSqGSIb3DQEJARYNcmVAcGF5cGFsLmNvbTCBnzANBgkqhkiG9w0BAQEFAAOBjQAwgYkCgYEAwUdO3fxEzEtcnI7ZKZL412XvZPugoni7i7D7prCe0AtaHTc97CYgm7NsAtJyxNLixmhLV8pyIEaiHXWAh8fPKW+R017+EmXrr9EaquPmsVvTywAAE1PMNOKqo2kl4Gxiz9zZqIajOm1fZGWcGS0f5JQ2kBqNbvbg2/Za+GJ/qwUCAwEAAaOB7jCB6zAdBgNVHQ4EFgQUlp98u8ZvF71ZP1LXChvsENZklGswgbsGA1UdIwSBszCBsIAUlp98u8ZvF71ZP1LXChvsENZklGuhgZSkgZEwgY4xCzAJBgNVBAYTAlVTMQswCQYDVQQIEwJDQTEWMBQGA1UEBxMNTW91bnRhaW4gVmlldzEUMBIGA1UEChMLUGF5UGFsIEluYy4xEzARBgNVBAsUCmxpdmVfY2VydHMxETAPBgNVBAMUCGxpdmVfYXBpMRwwGgYJKoZIhvcNAQkBFg1yZUBwYXlwYWwuY29tggEAMAwGA1UdEwQFMAMBAf8wDQYJKoZIhvcNAQEFBQADgYEAgV86VpqAWuXvX6Oro4qJ1tYVIT5DgWpE692Ag422H7yRIr/9j/iKG4Thia/Oflx4TdL+IFJBAyPK9v6zZNZtBgPBynXb048hsP16l2vi0k5Q2JKiPDsEfBhGI+HnxLXEaUWAcVfCsQFvd2A1sxRr67ip5y2wwBelUecP3AjJ+YcxggGaMIIBlgIBATCBlDCBjjELMAkGA1UEBhMCVVMxCzAJBgNVBAgTAkNBMRYwFAYDVQQHEw1Nb3VudGFpbiBWaWV3MRQwEgYDVQQKEwtQYXlQYWwgSW5jLjETMBEGA1UECxQKbGl2ZV9jZXJ0czERMA8GA1UEAxQIbGl2ZV9hcGkxHDAaBgkqhkiG9w0BCQEWDXJlQHBheXBhbC5jb20CAQAwCQYFKw4DAhoFAKBdMBgGCSqGSIb3DQEJAzELBgkqhkiG9w<text:soft-page-break/>0BBwEwHAYJKoZIhvcNAQkFMQ8XDTE1MDcxNjAyMjQwNFowIwYJKoZIhvcNAQkEMRYEFMnvxmBnayxdA8gO9HycYqVtoBPBMA0GCSqGSIb3DQEBAQUABIGAou/u3II1zEP4hLP8+pv33raMvsFp3tO+x7w/0210O6iYQnUnHPaLAkGFqsugoc4uqNt+qr9xIfPRhdEmoQ5P/MosEWs3zcs5fqfnI8zJ9/IyJp6/jeW4JrsrKDsRfZoGm0mrGyJ5hflyH9kWTOjwKVnV0iQ4MW0ffnGabHp+39A=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  <text:p text:style-name="Standard"/>
      <text:p text:style-name="Standard">unacept-vids</text:p>
      <text:p text:style-name="Standard"/>
      <text:p text:style-name="Standard"/>
      <text:p text:style-name="Standard">&lt;form action="https://www.paypal.com/cgi-bin/webscr" method="post" target="_top"&gt;</text:p>
      <text:p text:style-name="Standard">&lt;input type="hidden" name="cmd" value="_s-xclick"&gt;</text:p>
      <text:p text:style-name="Standard">&lt;input type="hidden" name="encrypted" value="-----BEGIN PKCS7-----MIIHdwYJKoZIhvcNAQcEoIIHaDCCB2QCAQExggEwMIIBLAIBADCBlDCBjjELMAkGA1UEBhMCVVMxCzAJBgNVBAgTAkNBMRYwFAYDVQQHEw1Nb3VudGFpbiBWaWV3MRQwEgYDVQQKEwtQYXlQYWwgSW5jLjETMBEGA1UECxQKbGl2ZV9jZXJ0czERMA8GA1UEAxQIbGl2ZV9hcGkxHDAaBgkqhkiG9w0BCQEWDXJlQHBheXBhbC5jb20CAQAwDQYJKoZIhvcNAQEBBQAEgYBTbLdWnJ4z2PpP+grTALAsmZskImQreR4ZxQx88WjTgUuUg/xcmBc7xwkA/xz8M1h2pb3tjSEab1d6Wz5YfHHdMzPVHz1nXG0TWxkpu5MXKX6lhAwmXY+gJLaJtaxD984S3uEtgd2h8hsUeM4kdbZDnbY+Kj95z53lQX0b3fSL4TELMAkGBSsOAwIaBQAwgfQGCSqGSIb3DQEHATAUBggqhkiG9w0DBwQIdPy1TrEIacqAgdChZCtnLqaAbX7yF74KqytrFktibR/1bjcQP3+MqfJdnsLDmy8C5IhGQ2UxHASwXRukVciLuQObrmwWmZb9GJmUsZxsCrMdM0ZGNZsbT4o3ZmEiv3xHWZfxWKIZ3AMnRsyEI4GVn98INcdMQuk2tCftE2lJFoM1fgtWJJJH4KlF1KW09ub60oNFY2JcNsfcZ+biGlnHkTSMIbXPw1bEuJ+phs8s1c/TzSR2mwEDlon16X6S/DH3s+f+esuTEYzzQFTc5Nk8nTGvxDFRhQnPCmGcoIIDhzCCA4MwggLsoAMCAQICAQAwDQYJKoZIhvcNAQEFBQAwgY4xCzAJBgNVBAYTAlVTMQswCQYDVQQIEwJDQTEWMBQGA1UEBxMNTW91bnRhaW4gVmlldzEUMBIGA1UEChMLUGF5UGFsIEluYy4xEzARBgNVBAsUCmxpdmVfY2VydHMxETAPBgNVBAMUCGxpdmVfYXBpMRwwGgYJKoZIhvcNAQkBFg1yZUBwYXlwYWwuY29tMB4XDTA0MDIxMzEwMTMxNVoXDTM1MDIxMzEwMTMxNVowgY4xCzAJBgNVBAYTAlVTMQswCQYDVQQIEwJDQTEWMBQGA1UEBxMNTW91bnRhaW4gVmlldzEUMBIGA1UEChMLUGF5UGFsIEluYy4xEzARBgNVBAsUCmxpdmVfY2VydHMxETAPBgNVBAMUCGxpdmVfYXBpMRwwGgYJKoZIhvcNAQkBFg1yZUBwYXlwYWwuY29tMIGfMA0GCSqGSIb3DQEBAQUAA4GNADCBiQKBgQDBR07d/ETMS1ycjtkpkvjXZe9k+6CieLuLsPumsJ7QC1odNz3sJiCbs2wC0nLE0uLGaEtXynIgRqIddYCHx88pb5HTXv4SZeuv0Rqq4+axW9PLAAATU8w04qqjaSXgbGLP3NmohqM6bV9kZZwZLR/klDaQGo1u9uDb9lr4Yn+rBQIDAQABo4HuMIHrMB0GA1UdDgQWBBSWn3y7xm8XvVk/UtcKG+wQ1mSUazCBuwYDVR0jBIGzMIGwgBSWn3y7xm8XvVk/UtcKG+wQ1mSUa6GBlKSBkTCBjjELMAkGA1UEBhMCVVMxCzAJBgNVBAgTAkNBMRYwFAYDVQQHEw1Nb3VudGFpbiBWaWV3MRQwEgYDVQQKEwtQYXlQYWwgSW5jLjETMBEGA1UECxQKbGl2ZV9jZXJ0czERMA8GA1UEAxQIbGl2ZV9hcGkxHDAaBgkqhkiG9w0BCQEWDXJlQHBheXBhbC5jb22CAQAwDAYDVR0TBAUwAwEB/zANBgkqhkiG9w0BAQUFAAOBgQCBXzpWmoBa5e9fo6ujionW1hUhPkOBakTr3YCDjbYfvJEiv/2P+IobhOGJr85+XHhN0v4gUkEDI8r2/rNk1m0GA8HKddvTjyGw/XqXa+LSTlDYkqI8OwR8GEYj4efEtcRpRYBxV8KxAW93YDWzFGvruKnnLbDAF6VR5w/cCMn5hzGCAZowggGWAgEBMIGUMIGOMQswCQYDVQQGEwJVUzELMAkGA1UECBMCQ0ExFjAUBgNVBAcTDU1vdW50YWluIFZpZXcxFDASBgN<text:soft-page-break/>VBAoTC1BheVBhbCBJbmMuMRMwEQYDVQQLFApsaXZlX2NlcnRzMREwDwYDVQQDFAhsaXZlX2FwaTEcMBoGCSqGSIb3DQEJARYNcmVAcGF5cGFsLmNvbQIBADAJBgUrDgMCGgUAoF0wGAYJKoZIhvcNAQkDMQsGCSqGSIb3DQEHATAcBgkqhkiG9w0BCQUxDxcNMTUwNzE2MDIyNjA3WjAjBgkqhkiG9w0BCQQxFgQUII171A446IoD6bpn2/p10iEurf0wDQYJKoZIhvcNAQEBBQAEgYCu2ZeI/OcnaNdW9aAG+UT5XkV9+jl21aHgXBWN+K5pnCFDEFVG3mKSGltHR3fgtven91ip+Of13khLUpI8voLFi6V6gEXe0hgVGH+0QspNuCB5p0+xtUQ1sG/8kqPuch7BtR1/T06xG6apCkvLiJk7HPUTX4WjrfKxBlSdUED6Kg==-----END PKCS7-----</text:p>
      <text:p text:style-name="Standard">"&gt;</text:p>
      <text:p text:style-name="Standard">&lt;input type="image" src="https://www.paypalobjects.com/en_US/i/btn/btn_buynowCC_LG.gif" border="0" name="submit" alt="PayPal - The safer, easier way to pay online!"&gt;</text:p>
      <text:p text:style-name="Standard">&lt;img alt="" border="0" src="https://www.paypalobjects.com/en_US/i/scr/pixel.gif" width="1" height="1"&gt;</text:p>
      <text:p text:style-name="Standard">&lt;/form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ve user</meta:initial-creator>
    <meta:creation-date>2015-07-15T21:09:55</meta:creation-date>
    <dc:date>2015-07-15T21:26:51</dc:date>
    <dc:creator>Live user</dc:creator>
    <meta:editing-duration>PT00H01M45S</meta:editing-duration>
    <meta:editing-cycles>1</meta:editing-cycles>
    <meta:generator>OpenOffice.org/3.2$Linux OpenOffice.org_project/320m12$Build-9483</meta:generator>
    <meta:document-statistic meta:table-count="0" meta:image-count="0" meta:object-count="0" meta:page-count="10" meta:paragraph-count="72" meta:word-count="361" meta:character-count="27373"/>
  </office:meta>
</office:document-meta>
</file>